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5pt" officeooo:rsid="00153228" officeooo:paragraph-rsid="00153228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font-size="25pt" officeooo:rsid="00153228" officeooo:paragraph-rsid="00153228" style:font-size-asian="21.8500003814697pt" style:font-size-complex="25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53228" officeooo:paragraph-rsid="00153228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4pt" officeooo:rsid="00153228" officeooo:paragraph-rsid="0015322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officeooo:rsid="00153228" officeooo:paragraph-rsid="00153228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ENGRENAGES</text:p>
      <text:p text:style-name="P3"/>
      <text:p text:style-name="P3"/>
      <text:p text:style-name="P4">Alexandre Moine et Aurélien Piroul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Introduction, présentation du projet :</text:p>
      <text:p text:style-name="P5"/>
      <text:p text:style-name="P6"><text:tab/>Nous avons choisi de programmer un logiciel de chat en ligne décentralisé. L'objectif est de permettre à n'importe quel utilisateur de se connecter à un autre utilisateur, puis à tout le réseau. Ainsi, même si une connexion se perd, l'ensemble du système reste viable.</text:p>
      <text:p text:style-name="P6">Il s'agira donc de coder un programme robuste, capable de prendre en charge des échanges de messages sur le résea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oine</meta:initial-creator>
    <meta:creation-date>2016-02-05T19:24:52.148484201</meta:creation-date>
    <dc:date>2016-02-05T19:30:24.196000593</dc:date>
    <dc:creator>Alexandre Moine</dc:creator>
    <meta:editing-duration>PT5M32S</meta:editing-duration>
    <meta:editing-cycles>1</meta:editing-cycles>
    <meta:document-statistic meta:table-count="0" meta:image-count="0" meta:object-count="0" meta:page-count="2" meta:paragraph-count="5" meta:word-count="75" meta:character-count="468" meta:non-whitespace-character-count="397"/>
    <meta:generator>LibreOffice/5.0.4.2$Linux_X86_64 LibreOffice_project/00$Build-2</meta:generator>
  </office:meta>
</office:document-meta>
</file>